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Contents_20_2">
      <style:paragraph-properties>
        <style:tab-stops>
          <style:tab-stop style:position="6.728in" style:type="right" style:leader-style="dotted" style:leader-text="."/>
        </style:tab-stops>
      </style:paragraph-properties>
    </style:style>
    <style:style style:name="P2" style:family="paragraph" style:parent-style-name="Heading_20_2">
      <style:text-properties style:font-name="Times New Roman"/>
    </style:style>
    <style:style style:name="P3" style:family="paragraph" style:parent-style-name="Text_20_body">
      <style:text-properties style:font-name="Liberation Sans"/>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style:font-name="Liberation Sans"/>
    </style:style>
    <style:style style:name="P6" style:family="paragraph" style:parent-style-name="Text_20_body" style:list-style-name="L1">
      <style:paragraph-properties fo:margin-left="0in" fo:margin-right="0in" fo:margin-top="0in" fo:margin-bottom="0in" style:contextual-spacing="false" fo:text-indent="0in" style:auto-text-indent="false"/>
    </style:style>
    <style:style style:name="P7" style:family="paragraph" style:parent-style-name="Text_20_body" style:list-style-name="L1">
      <style:paragraph-properties fo:margin-left="0in" fo:margin-right="0in" fo:text-indent="0in" style:auto-text-indent="false"/>
    </style:style>
    <style:style style:name="P8" style:family="paragraph" style:parent-style-name="Heading_20_3">
      <style:text-properties style:font-name="Liberation Sans"/>
    </style:style>
    <style:style style:name="P9" style:family="paragraph" style:parent-style-name="Standard">
      <style:text-properties style:font-name="Liberation Sans"/>
    </style:style>
    <style:style style:name="P10" style:family="paragraph" style:parent-style-name="Text_20_body" style:list-style-name="L2">
      <style:paragraph-properties fo:margin-left="0in" fo:margin-right="0in" fo:margin-top="0in" fo:margin-bottom="0in" style:contextual-spacing="false" fo:text-indent="0in" style:auto-text-indent="false"/>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paragraph-properties fo:margin-left="0in" fo:text-indent="0in" style:auto-text-indent="false"/>
    </style:style>
    <style:style style:name="P13" style:family="paragraph" style:parent-style-name="Text_20_body">
      <style:paragraph-properties fo:margin-left="0.4925in" fo:margin-right="0in" fo:text-indent="0in" style:auto-text-indent="false"/>
    </style:style>
    <style:style style:name="P14" style:family="paragraph" style:parent-style-name="Text_20_body" style:list-style-name="L3">
      <style:text-properties style:font-name="Liberation Sans"/>
    </style:style>
    <style:style style:name="P15" style:family="paragraph" style:parent-style-name="Text_20_body" style:list-style-name="L3">
      <style:paragraph-properties fo:margin-left="0in" fo:margin-right="0in" fo:margin-top="0in" fo:margin-bottom="0in" style:contextual-spacing="false" fo:text-indent="0in" style:auto-text-indent="false"/>
      <style:text-properties style:font-name="Liberation Sans"/>
    </style:style>
    <style:style style:name="P16" style:family="paragraph" style:parent-style-name="Text_20_body" style:list-style-name="L3">
      <style:paragraph-properties fo:margin-top="0in" fo:margin-bottom="0in" style:contextual-spacing="false"/>
      <style:text-properties style:font-name="Liberation Sans"/>
    </style:style>
    <style:style style:name="P17" style:family="paragraph" style:parent-style-name="Text_20_body" style:list-style-name="L3">
      <style:paragraph-properties fo:margin-left="0in" fo:margin-right="0in" fo:text-indent="0in" style:auto-text-indent="false"/>
      <style:text-properties style:font-name="Liberation Sans"/>
    </style:style>
    <style:style style:name="T1" style:family="text">
      <style:text-properties style:font-name="Liberation Sans"/>
    </style:style>
    <style:style style:name="T2" style:family="text">
      <style:text-properties officeooo:rsid="001aec6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_2970209739" text:style-name="Index_20_Link" text:visited-style-name="Index_20_Link">1. What is Kubernetes and what are its core benefits?<text:tab/>1</text:a></text:p>
        </text:index-body>
      </text:table-of-content>
      <text:p text:style-name="Standard"/>
      <text:p text:style-name="Standard"/>
      <text:h text:style-name="P2" text:outline-level="2"><text:bookmark-start text:name="__RefHeading___Toc1_2970209739"/>1. <text:span text:style-name="T1">What is Kubernetes and what are its core benefits?</text:span><text:bookmark-end text:name="__RefHeading___Toc1_2970209739"/></text:h>
      <text:p text:style-name="P3"/>
      <text:p text:style-name="P4"><text:span text:style-name="T1">Kubernetes, often abbreviated as K8s, is an </text:span><text:span text:style-name="Strong_20_Emphasis"><text:span text:style-name="T1">open-source platform designed to automate the deployment, scaling, and management of containerized applications.</text:span></text:span><text:span text:style-name="T1"> </text:span></text:p>
      <text:p text:style-name="P5">Here are some of its core benefits:</text:p>
      <text:list text:style-name="L1">
        <text:list-item>
          <text:p text:style-name="P6"><text:span text:style-name="Strong_20_Emphasis"><text:span text:style-name="T1">Automated Operations:</text:span></text:span><text:span text:style-name="T1"> Kubernetes automates many manual tasks involved in deploying, managing, and scaling containerized applications. This includes rolling out updates and rollbacks, scheduling, and resource allocation.   </text:span></text:p>
        </text:list-item>
        <text:list-item>
          <text:p text:style-name="P6"><text:span text:style-name="Strong_20_Emphasis"><text:span text:style-name="T1">Scalability:</text:span></text:span><text:span text:style-name="T1"> It allows you to easily scale your applications horizontally (by adding more containers) based on demand, ensuring they can handle increased traffic without manual intervention.   </text:span></text:p>
        </text:list-item>
        <text:list-item>
          <text:p text:style-name="P6"><text:span text:style-name="Strong_20_Emphasis"><text:span text:style-name="T1">High Availability:</text:span></text:span><text:span text:style-name="T1"> Kubernetes continuously monitors the health of your applications and can automatically restart failed containers or replace unhealthy instances, minimizing downtime and ensuring resilience.   </text:span></text:p>
        </text:list-item>
        <text:list-item>
          <text:p text:style-name="P6"><text:span text:style-name="Strong_20_Emphasis"><text:span text:style-name="T1">Resource Optimization:</text:span></text:span><text:span text:style-name="T1"> It efficiently utilizes your hardware resources by automatically placing containers based on their requirements and available capacity.   </text:span></text:p>
        </text:list-item>
        <text:list-item>
          <text:p text:style-name="P6"><text:span text:style-name="Strong_20_Emphasis"><text:span text:style-name="T1">Portability:</text:span></text:span><text:span text:style-name="T1"> Kubernetes is designed to run anywhere – on-premises, in public clouds, or in hybrid environments – providing flexibility and avoiding vendor lock-in.   </text:span></text:p>
        </text:list-item>
        <text:list-item>
          <text:p text:style-name="P6"><text:span text:style-name="Strong_20_Emphasis"><text:span text:style-name="T1">Service Discovery and Load Balancing:</text:span></text:span><text:span text:style-name="T1"> Kubernetes provides built-in mechanisms for services to find each other and automatically distributes network traffic across the available containers, ensuring even load distribution.   </text:span></text:p>
        </text:list-item>
        <text:list-item>
          <text:p text:style-name="P6"><text:span text:style-name="Strong_20_Emphasis"><text:span text:style-name="T1">Self-Healing:</text:span></text:span><text:span text:style-name="T1"> It can automatically detect and recover from failures, such as crashed containers or unhealthy nodes, by restarting or rescheduling containers as needed.   </text:span></text:p>
        </text:list-item>
        <text:list-item>
          <text:p text:style-name="P6"><text:span text:style-name="Strong_20_Emphasis"><text:span text:style-name="T1">Extensibility:</text:span></text:span><text:span text:style-name="T1"> Kubernetes is highly extensible, allowing you to add custom functionalities and integrate with other tools in your ecosystem.   </text:span></text:p>
        </text:list-item>
        <text:list-item>
          <text:p text:style-name="P7"><text:span text:style-name="Strong_20_Emphasis"><text:span text:style-name="T1">Large and Active Community:</text:span></text:span><text:span text:style-name="T1"> Being an open-source project, Kubernetes has a vibrant and supportive community, offering extensive documentation, support, and continuous development.   </text:span></text:p>
        </text:list-item>
      </text:list>
      <text:p text:style-name="P5"/>
      <text:h text:style-name="P8" text:outline-level="3"><text:soft-page-break/></text:h>
      <text:h text:style-name="P8" text:outline-level="3"><text:span text:style-name="T2">2. </text:span>Explain the concept of a Pod in Kubernetes. How are containers related to Pods?</text:h>
      <text:p text:style-name="P9"/>
      <text:p text:style-name="P4"><text:span text:style-name="Strong_20_Emphasis"><text:span text:style-name="T1">Pod as the smallest deployable unit that you can create and manage in Kubernetes.</text:span></text:span><text:span text:style-name="T1"> It represents a group of one or more containers that are tightly coupled and share resources.   </text:span></text:p>
      <text:p text:style-name="P3">Here's a breakdown of the concept:</text:p>
      <text:list text:style-name="L2">
        <text:list-item>
          <text:p text:style-name="P10"><text:span text:style-name="Strong_20_Emphasis"><text:span text:style-name="T1">A Logical Unit:</text:span></text:span><text:span text:style-name="T1"> A Pod isn't a container itself, but rather an abstraction that wraps one or more containers. Kubernetes doesn't directly manage individual containers; it manages Pods.   </text:span></text:p>
        </text:list-item>
        <text:list-item>
          <text:p text:style-name="P10"><text:span text:style-name="Strong_20_Emphasis"><text:span text:style-name="T1">Shared Resources:</text:span></text:span><text:span text:style-name="T1"> All the containers within a single Pod share the same network namespace, IPC (Inter-Process Communication) namespace, and storage volumes. This means they can communicate with each other easily (e.g., via localhost) and share data.   </text:span></text:p>
        </text:list-item>
        <text:list-item>
          <text:p text:style-name="P10"><text:span text:style-name="Strong_20_Emphasis"><text:span text:style-name="T1">Co-location and Co-scheduling:</text:span></text:span><text:span text:style-name="T1"> The containers within a Pod are always scheduled and run together on the same worker node in your Kubernetes cluster. They have the same lifecycle – when a Pod is created, its containers are created; when a Pod is terminated, its containers are terminated.   </text:span></text:p>
        </text:list-item>
        <text:list-item>
          <text:p text:style-name="P11"><text:span text:style-name="Strong_20_Emphasis"><text:span text:style-name="T1">Encapsulation:</text:span></text:span><text:span text:style-name="T1"> A Pod provides an environment for its containers, abstracting away the underlying infrastructure. This allows you to treat the group of containers as a single, cohesive application unit.   </text:span></text:p>
        </text:list-item>
      </text:list>
      <text:p text:style-name="P12"><text:span text:style-name="Strong_20_Emphasis"><text:span text:style-name="T1">How are containers related to Pods?</text:span></text:span></text:p>
      <text:p text:style-name="P13"><text:span text:style-name="T1">Containers are the actual executables that run your application code. </text:span><text:span text:style-name="Strong_20_Emphasis"><text:span text:style-name="T1">A Pod is the environment that hosts and manages these containers</text:span></text:span></text:p>
      <text:p text:style-name="P9"/>
      <text:p text:style-name="P9"/>
      <text:h text:style-name="Heading_20_2" text:outline-level="2"><text:span text:style-name="T2">3. </text:span>What is the Kubernetes Control Plane? Name some of its key components and their roles.</text:h>
      <text:p text:style-name="P9"/>
      <text:p text:style-name="P3">The <text:span text:style-name="Strong_20_Emphasis">Kubernetes Control Plane</text:span> is the brain of the Kubernetes cluster. It's a suite of processes that manage the worker nodes and the Pods running on them. It's responsible for making global decisions about the cluster, such as scheduling, and for detecting and responding to cluster events.   </text:p>
      <text:p text:style-name="P3">Here are some of its key components and their roles:</text:p>
      <text:list text:style-name="L3">
        <text:list-item>
          <text:p text:style-name="P14"><text:span text:style-name="Strong_20_Emphasis">kube-apiserver:</text:span></text:p>
          <text:list>
            <text:list-item>
              <text:p text:style-name="P15"><text:soft-page-break/><text:span text:style-name="Strong_20_Emphasis">Role:</text:span> This is the <text:span text:style-name="Strong_20_Emphasis">front end</text:span> for the Kubernetes control plane. It exposes the Kubernetes API, allowing you to interact with the cluster using tools like <text:span text:style-name="Source_20_Text">kubectl</text:span>, client libraries, and REST calls.   </text:p>
            </text:list-item>
            <text:list-item>
              <text:p text:style-name="P15"><text:span text:style-name="Strong_20_Emphasis">Function:</text:span> It's the central point of communication. All requests to manage the cluster (e.g., create Pods, scale Deployments, get information about resources) go through the API server. It then validates and processes these requests, persisting the cluster state in the etcd data store.   </text:p>
            </text:list-item>
          </text:list>
        </text:list-item>
        <text:list-item>
          <text:p text:style-name="P14"><text:span text:style-name="Strong_20_Emphasis">etcd:</text:span></text:p>
          <text:list>
            <text:list-item>
              <text:p text:style-name="P15"><text:span text:style-name="Strong_20_Emphasis">Role:</text:span> This is a <text:span text:style-name="Strong_20_Emphasis">highly available and consistent key-value store</text:span> that serves as Kubernetes' backing store for all cluster data, including configuration, state, and metadata of objects.   </text:p>
            </text:list-item>
            <text:list-item>
              <text:p text:style-name="P15"><text:span text:style-name="Strong_20_Emphasis">Function:</text:span> etcd ensures that the cluster state is reliably saved and can be retrieved. Its consistency is crucial for the proper functioning of Kubernetes, especially in distributed environments. All other control plane components communicate with etcd to read and write cluster state.   </text:p>
            </text:list-item>
          </text:list>
        </text:list-item>
        <text:list-item>
          <text:p text:style-name="P14"><text:span text:style-name="Strong_20_Emphasis">kube-scheduler:</text:span></text:p>
          <text:list>
            <text:list-item>
              <text:p text:style-name="P16"><text:span text:style-name="Strong_20_Emphasis">Role:</text:span> The scheduler is responsible for <text:span text:style-name="Strong_20_Emphasis">assigning newly created Pods to Nodes</text:span> in the cluster. </text:p>
            </text:list-item>
            <text:list-item>
              <text:p text:style-name="P15"><text:span text:style-name="Strong_20_Emphasis">Function:</text:span> When you create a Pod, the scheduler looks for the most suitable Node to run it based on various factors, including resource requirements, hardware/software constraints, affinity and anti-affinity rules, and node taints and tolerations. It then binds the Pod to the chosen Node, and the kubelet on that Node takes over to run the containers.   </text:p>
            </text:list-item>
          </text:list>
        </text:list-item>
        <text:list-item>
          <text:p text:style-name="P14"><text:span text:style-name="Strong_20_Emphasis">kube-controller-manager:</text:span></text:p>
          <text:list>
            <text:list-item>
              <text:p text:style-name="P15"><text:span text:style-name="Strong_20_Emphasis">Role:</text:span> This is a single binary that runs several <text:span text:style-name="Strong_20_Emphasis">controller processes</text:span>. Each controller watches the state of specific Kubernetes resources and works to bring the current state of the cluster closer to the desired state.   </text:p>
            </text:list-item>
            <text:list-item>
              <text:p text:style-name="P16"><text:span text:style-name="Strong_20_Emphasis">Function:</text:span> Some key controllers managed by the kube-controller-manager include: </text:p>
              <text:list>
                <text:list-item>
                  <text:p text:style-name="P16"><text:span text:style-name="Strong_20_Emphasis">Node Controller:</text:span> Monitors the health of Nodes and takes action when Nodes go down. </text:p>
                </text:list-item>
                <text:list-item>
                  <text:p text:style-name="P15"><text:span text:style-name="Strong_20_Emphasis">Replication Controller/ReplicaSet Controller/Deployment Controller:</text:span> Ensure the desired number of Pod replicas are running at all times.   </text:p>
                </text:list-item>
                <text:list-item>
                  <text:p text:style-name="P16"><text:span text:style-name="Strong_20_Emphasis">Endpoint Controller:</text:span> Populates the Endpoints object (which represents the backend Pods for a Service). </text:p>
                </text:list-item>
                <text:list-item>
                  <text:p text:style-name="P15"><text:span text:style-name="Strong_20_Emphasis">Service Account &amp; Token Controller:</text:span> Manages service accounts and their associated tokens.   </text:p>
                </text:list-item>
                <text:list-item>
                  <text:p text:style-name="P16"><text:span text:style-name="Strong_20_Emphasis">Volume Controller:</text:span> Manages Persistent Volume Claims and Persistent Volumes. </text:p>
                </text:list-item>
                <text:list-item>
                  <text:p text:style-name="P15"><text:span text:style-name="Strong_20_Emphasis">Namespace Controller:</text:span> Manages the lifecycle of Namespaces.   </text:p>
                </text:list-item>
              </text:list>
            </text:list-item>
          </text:list>
        </text:list-item>
        <text:list-item>
          <text:p text:style-name="P14"><text:span text:style-name="Strong_20_Emphasis">cloud-controller-manager (optional):</text:span></text:p>
          <text:list>
            <text:list-item>
              <text:p text:style-name="P15"><text:soft-page-break/><text:span text:style-name="Strong_20_Emphasis">Role:</text:span> This is a Kubernetes control plane component that embeds <text:span text:style-name="Strong_20_Emphasis">cloud-specific control logic</text:span>.   </text:p>
            </text:list-item>
            <text:list-item>
              <text:p text:style-name="P15"><text:span text:style-name="Strong_20_Emphasis">Function:</text:span> It allows your Kubernetes cluster to interact with your cloud provider's infrastructure. It's decoupled from the main kube-controller-manager to allow cloud providers to evolve their integrations independently. Some controllers managed by the cloud-controller-manager include:   </text:p>
              <text:list>
                <text:list-item>
                  <text:p text:style-name="P16"><text:span text:style-name="Strong_20_Emphasis">Node Controller (in cloud context):</text:span> Responsible for tasks like obtaining the cloud provider's instance IDs for Nodes and managing Node lifecycle events. </text:p>
                </text:list-item>
                <text:list-item>
                  <text:p text:style-name="P16"><text:span text:style-name="Strong_20_Emphasis">Route Controller:</text:span> Configures network routes in the cloud provider's infrastructure. </text:p>
                </text:list-item>
                <text:list-item>
                  <text:p text:style-name="P15"><text:span text:style-name="Strong_20_Emphasis">Service Controller:</text:span> Manages cloud provider load balancers when Kubernetes Services of type <text:span text:style-name="Source_20_Text">LoadBalancer</text:span> are created.   </text:p>
                </text:list-item>
                <text:list-item>
                  <text:p text:style-name="P17"><text:span text:style-name="Strong_20_Emphasis">Volume Controller:</text:span> Provisions and manages cloud provider storage volumes for Persistent Volumes.   </text:p>
                </text:list-item>
              </text:list>
            </text:list-item>
          </text:list>
        </text:list-item>
      </text:list>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23:30:19.519231400</meta:creation-date>
    <dc:date>2025-05-12T00:01:35.114610300</dc:date>
    <meta:editing-duration>PT31M20S</meta:editing-duration>
    <meta:editing-cycles>2</meta:editing-cycles>
    <meta:generator>LibreOffice/25.2.3.2$Windows_X86_64 LibreOffice_project/bbb074479178df812d175f709636b368952c2ce3</meta:generator>
    <meta:print-date>2025-05-11T23:36:11.941709200</meta:print-date>
    <meta:printed-by>PDF files</meta:printed-by>
    <meta:document-statistic meta:table-count="0" meta:image-count="0" meta:object-count="0" meta:page-count="4" meta:paragraph-count="51" meta:word-count="1032" meta:character-count="7051" meta:non-whitespace-character-count="6013"/>
  </office:meta>
</office:document-meta>
</file>